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ckTraceFilteringTest.shouldFilterStackTraceOnVerifyNoInterac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ckTraceFilteringTest.shouldFilterStacktraceOnMockitoExce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ckTraceFilteringTest.shouldFilterStacktraceWhenInOrderThrowsMockitoExce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ackTraceFilteringTest.shouldFilterStacktraceWhenInOrderVerif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ckTraceFiltering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ckTraceFilteringTest.shouldFilterStacktraceWhenVerifyingInOr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ackTraceFilteringTest.shouldShowProperExceptionStackTr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ckTraceFilteringTest.shouldFilterStackTraceWhenThrowingExceptionFromMockHandl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ackTraceFilteringTest.res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ckTraceFilteringTest.shouldFilterStackTraceOnVerifyNoMoreInterac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ackTraceFilteringTest.shouldFilterStackTraceOnVerif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